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337c" officeooo:paragraph-rsid="001d337c"/>
    </style:style>
    <style:style style:name="P2" style:family="paragraph" style:parent-style-name="Standard">
      <style:text-properties officeooo:rsid="001ef15d" officeooo:paragraph-rsid="001ef15d"/>
    </style:style>
    <style:style style:name="P3" style:family="paragraph" style:parent-style-name="Standard" style:list-style-name="L1">
      <style:text-properties officeooo:rsid="001ef15d" officeooo:paragraph-rsid="001ef15d"/>
    </style:style>
    <style:style style:name="P4" style:family="paragraph" style:parent-style-name="Standard">
      <style:text-properties officeooo:rsid="001f88ef" officeooo:paragraph-rsid="001f88ef"/>
    </style:style>
    <style:style style:name="P5" style:family="paragraph" style:parent-style-name="Standard" style:list-style-name="L2">
      <style:text-properties officeooo:rsid="00201e72" officeooo:paragraph-rsid="00201e72"/>
    </style:style>
    <style:style style:name="P6" style:family="paragraph" style:parent-style-name="Standard" style:list-style-name="L3">
      <style:text-properties officeooo:rsid="00201e72" officeooo:paragraph-rsid="00201e72"/>
    </style:style>
    <style:style style:name="P7" style:family="paragraph" style:parent-style-name="Standard" style:list-style-name="L2">
      <style:text-properties officeooo:rsid="002037e0" officeooo:paragraph-rsid="002037e0"/>
    </style:style>
    <style:style style:name="P8" style:family="paragraph" style:parent-style-name="Standard" style:list-style-name="L2">
      <style:text-properties officeooo:rsid="00210733" officeooo:paragraph-rsid="00210733"/>
    </style:style>
    <style:style style:name="P9" style:family="paragraph" style:parent-style-name="Standard" style:list-style-name="L4">
      <style:text-properties officeooo:rsid="002457c9" officeooo:paragraph-rsid="002457c9"/>
    </style:style>
    <style:style style:name="P10" style:family="paragraph" style:parent-style-name="Standard" style:list-style-name="L5">
      <style:text-properties officeooo:rsid="0025f768" officeooo:paragraph-rsid="0025f768"/>
    </style:style>
    <style:style style:name="P11" style:family="paragraph" style:parent-style-name="Standard" style:list-style-name="L3">
      <style:text-properties officeooo:rsid="0026647e" officeooo:paragraph-rsid="0026647e"/>
    </style:style>
    <style:style style:name="P12" style:family="paragraph" style:parent-style-name="Standard" style:list-style-name="L3">
      <style:text-properties officeooo:rsid="0026f790" officeooo:paragraph-rsid="0026f790"/>
    </style:style>
    <style:style style:name="T1" style:family="text">
      <style:text-properties officeooo:rsid="002277da"/>
    </style:style>
    <style:style style:name="T2" style:family="text">
      <style:text-properties officeooo:rsid="002457c9"/>
    </style:style>
    <style:style style:name="T3" style:family="text">
      <style:text-properties officeooo:rsid="0024edb9"/>
    </style:style>
    <style:style style:name="T4" style:family="text">
      <style:text-properties officeooo:rsid="0029061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éparation 2ème année</text:p>
      <text:p text:style-name="P1"/>
      <text:p text:style-name="P1">→ <text:span text:style-name="T4">Visite du Musée Bolo</text:span></text:p>
      <text:p text:style-name="P1">→ <text:span text:style-name="T4">Datacenter de l’EPFL</text:span></text:p>
      <text:p text:style-name="P1"/>
      <text:h text:style-name="Heading_20_1" text:outline-level="1">Prog et algos</text:h>
      <text:p text:style-name="P2">Cours : <text:span text:style-name="T2">8</text:span>p</text:p>
      <text:list xml:id="list4221689130" text:style-name="L4">
        <text:list-item>
          <text:p text:style-name="P9">complexité algorithmique</text:p>
        </text:list-item>
        <text:list-item>
          <text:p text:style-name="P9">IA</text:p>
        </text:list-item>
      </text:list>
      <text:p text:style-name="P2">TP 12p (6 Tps)</text:p>
      <text:list xml:id="list1936566056" text:style-name="L5">
        <text:list-item>
          <text:p text:style-name="P10">debug</text:p>
        </text:list-item>
        <text:list-item>
          <text:p text:style-name="P10">refactoring (factorisation)</text:p>
        </text:list-item>
      </text:list>
      <text:p text:style-name="P2"/>
      <text:h text:style-name="Heading_20_1" text:outline-level="1">Réseau &amp; matos</text:h>
      <text:p text:style-name="P2">Cours : 1<text:span text:style-name="T3">2</text:span>p</text:p>
      <text:list xml:id="list391354250" text:style-name="L2">
        <text:list-item>
          <text:p text:style-name="P5">Intro matériel (vers raspberry pi)</text:p>
        </text:list-item>
        <text:list-item>
          <text:p text:style-name="P7">Von neumann</text:p>
        </text:list-item>
        <text:list-item>
          <text:p text:style-name="P8">réseau <text:span text:style-name="T1">physique, logique, adressage, routage.</text:span></text:p>
        </text:list-item>
      </text:list>
      <text:p text:style-name="P2">TP : 14p (7)</text:p>
      <text:list text:style-name="L3">
        <text:list-item>
          <text:p text:style-name="P6">administration linux</text:p>
        </text:list-item>
        <text:list-item>
          <text:p text:style-name="P11">config réseau</text:p>
        </text:list-item>
        <text:list-item>
          <text:p text:style-name="P11">services applicatifs</text:p>
          <text:list>
            <text:list-item>
              <text:p text:style-name="P12">web</text:p>
            </text:list-item>
            <text:list-item>
              <text:p text:style-name="P12">jeu</text:p>
            </text:list-item>
            <text:list-item>
              <text:p text:style-name="P12">partage de fichiers</text:p>
            </text:list-item>
            <text:list-item>
              <text:p text:style-name="P12">email</text:p>
            </text:list-item>
          </text:list>
        </text:list-item>
        <text:list-item>
          <text:p text:style-name="P12"/>
        </text:list-item>
      </text:list>
      <text:p text:style-name="P2"/>
      <text:p text:style-name="P4">Idée : construire un réseau avec des raspberry pi</text:p>
      <text:p text:style-name="P2"/>
      <text:h text:style-name="Heading_20_1" text:outline-level="1">Enjeux sociaux</text:h>
      <text:list text:style-name="L1">
        <text:list-item>
          <text:p text:style-name="P3">cours magistral 4x</text:p>
        </text:list-item>
        <text:list-item>
          <text:p text:style-name="P3">Films 2 x 2p TP</text:p>
        </text:list-item>
        <text:list-item>
          <text:p text:style-name="P3">Préparations pres : 2x 2p TP</text:p>
        </text:list-item>
        <text:list-item>
          <text:p text:style-name="P3">Présentations par 2, 30 minutes : 10p</text:p>
        </text:list-item>
      </text:list>
      <text:p text:style-name="P2">22 périodes</text:p>
      <text:p text:style-name="P2">14 cours</text:p>
      <text:p text:style-name="P2">8 T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3-08-15T14:44:02.182176250</meta:creation-date>
    <dc:date>2023-08-15T15:25:44.705454938</dc:date>
    <dc:creator>Vincent Keller</dc:creator>
    <meta:editing-duration>PT41M36S</meta:editing-duration>
    <meta:editing-cycles>14</meta:editing-cycles>
    <meta:generator>LibreOffice/7.4.5.1$Linux_X86_64 LibreOffice_project/9c0871452b3918c1019dde9bfac75448afc4b57f</meta:generator>
    <meta:document-statistic meta:table-count="0" meta:image-count="0" meta:object-count="0" meta:page-count="1" meta:paragraph-count="33" meta:word-count="119" meta:character-count="574" meta:non-whitespace-character-count="506"/>
  </office:meta>
</office:document-meta>
</file>